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70000017744C8F372AF49A6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e9bd" officeooo:paragraph-rsid="0000e9bd"/>
    </style:style>
    <style:style style:name="P2" style:family="paragraph" style:parent-style-name="Standard">
      <style:text-properties fo:font-weight="bold" officeooo:rsid="0000e9bd" officeooo:paragraph-rsid="0000e9bd" style:font-weight-asian="bold" style:font-weight-complex="bold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4000" draw:marker-start-width="0.651cm" draw:marker-end-width="0.651cm" draw:fill="none" draw:textarea-horizontal-align="justify" draw:textarea-vertical-align="middle" draw:auto-grow-height="false" fo:min-height="0.938cm" fo:min-width="0.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3</text:p>
      <text:p text:style-name="P1"/>
      <text:p text:style-name="P1">Código resuelto</text:p>
      <text:p text:style-name="P1"/>
      <text:p text:style-name="P1"><draw:custom-shape text:anchor-type="paragraph" draw:z-index="1" draw:name="Forma 1" draw:style-name="gr1" draw:text-style-name="P3" svg:width="1.271cm" svg:height="1.324cm" svg:x="7.415cm" svg:y="4.0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1" text:anchor-type="char" svg:width="17cm" svg:height="9.389cm" draw:z-index="0"><draw:image xlink:href="Pictures/10000001000002A70000017744C8F372AF49A6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1T12:44:40.576000000</meta:creation-date>
    <dc:date>2022-10-21T12:45:36.815000000</dc:date>
    <meta:editing-duration>PT56S</meta:editing-duration>
    <meta:editing-cycles>1</meta:editing-cycles>
    <meta:document-statistic meta:table-count="0" meta:image-count="1" meta:object-count="0" meta:page-count="1" meta:paragraph-count="2" meta:word-count="4" meta:character-count="26" meta:non-whitespace-character-count="24"/>
    <meta:generator>LibreOffice/7.4.2.3$Windows_X86_64 LibreOffice_project/382eef1f22670f7f4118c8c2dd222ec7ad009daf</meta:generator>
  </office:meta>
</office:document-meta>
</file>